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F0000004E8CF2A8A8EBDE202C.png" manifest:media-type="image/png"/>
  <manifest:file-entry manifest:full-path="Pictures/10000201000000980000004E2FAFF4F8BC4580B0.png" manifest:media-type="image/png"/>
  <manifest:file-entry manifest:full-path="Pictures/1000020100000095000000517EA58000F5C037CD.png" manifest:media-type="image/png"/>
  <manifest:file-entry manifest:full-path="Pictures/10000201000000960000004960BD78A11300C52E.png" manifest:media-type="image/png"/>
  <manifest:file-entry manifest:full-path="Pictures/10000201000000950000005339CCA30B212D3E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d4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4.207cm" svg:height="2.064cm" draw:z-index="0"><draw:image xlink:href="Pictures/100002010000009F0000004E8CF2A8A8EBDE202C.png" xlink:type="simple" xlink:show="embed" xlink:actuate="onLoad" draw:mime-type="image/png"/></draw:frame>#ffb738</text:p>
      <text:p text:style-name="P1"/>
      <text:p text:style-name="P1"/>
      <text:p text:style-name="P1"/>
      <text:p text:style-name="P1"/>
      <text:p text:style-name="P1"><draw:frame draw:style-name="fr1" draw:name="Image5" text:anchor-type="char" svg:x="6.556cm" svg:y="0.265cm" svg:width="3.942cm" svg:height="2.143cm" draw:z-index="4"><draw:image xlink:href="Pictures/1000020100000095000000517EA58000F5C037CD.png" xlink:type="simple" xlink:show="embed" xlink:actuate="onLoad" draw:mime-type="image/png"/></draw:frame>#ec8b00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e9d400 <draw:frame draw:style-name="fr1" draw:name="Image2" text:anchor-type="char" svg:x="6.516cm" svg:y="0.09cm" svg:width="3.969cm" svg:height="1.931cm" draw:z-index="1"><draw:image xlink:href="Pictures/10000201000000960000004960BD78A11300C52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#cdff32 <draw:frame draw:style-name="fr2" draw:name="Image3" text:anchor-type="char" svg:width="4.022cm" svg:height="2.064cm" draw:z-index="2"><draw:image xlink:href="Pictures/10000201000000980000004E2FAFF4F8BC4580B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#229537 <draw:frame draw:style-name="fr2" draw:name="Image4" text:anchor-type="char" svg:width="3.942cm" svg:height="2.196cm" draw:z-index="3"><draw:image xlink:href="Pictures/10000201000000950000005339CCA30B212D3E5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1:04:04.715000000</meta:creation-date>
    <dc:date>2021-02-01T16:17:27.302000000</dc:date>
    <meta:editing-duration>PT1H33M13S</meta:editing-duration>
    <meta:editing-cycles>2</meta:editing-cycles>
    <meta:generator>LibreOffice/7.0.3.1$Windows_X86_64 LibreOffice_project/d7547858d014d4cf69878db179d326fc3483e082</meta:generator>
    <meta:document-statistic meta:table-count="0" meta:image-count="5" meta:object-count="0" meta:page-count="1" meta:paragraph-count="5" meta:word-count="5" meta:character-count="39" meta:non-whitespace-character-count="35"/>
  </office:meta>
</office:document-meta>
</file>